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5000002F9C1243C02AEA093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216cm" svg:height="13.578cm" svg:x="0.847cm" svg:y="1.854cm">
          <draw:image xlink:href="Pictures/1000000000000435000002F9C1243C02AEA0935B.png" xlink:type="simple" xlink:show="embed" xlink:actuate="onLoad" loext:mime-type="image/png">
            <text:p/>
          </draw:image>
        </draw:frame>
        <draw:frame draw:style-name="gr2" draw:text-style-name="P3" draw:layer="layout" svg:width="22.328cm" svg:height="3cm" svg:x="4.322cm" svg:y="0.476cm">
          <draw:text-box>
            <text:p text:style-name="P2"><text:span text:style-name="T1">Veranschaulichen Sie die Vektoren in dem Koordinatensyste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1T08:35:13.065431035</meta:creation-date>
    <dc:date>2025-05-21T08:37:20.754122527</dc:date>
    <meta:editing-duration>PT2M8S</meta:editing-duration>
    <meta:editing-cycles>1</meta:editing-cycles>
    <meta:document-statistic meta:object-count="25"/>
    <meta:generator>LibreOffice/6.4.7.2$Linux_X86_64 LibreOffice_project/40$Build-2</meta:generator>
  </office:meta>
</office:document-meta>
</file>